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ceBot.js is to work like a main file.</text:p>
      <text:p text:style-name="Standard"/>
      <text:p text:style-name="Standard">Pulling in functions from other files on events.</text:p>
      <text:p text:style-name="Standard"/>
      <text:p text:style-name="Standard">There are two events.</text:p>
      <text:list xml:id="list760697432963299923" text:style-name="L1">
        <text:list-item>
          <text:p text:style-name="P1">A new message from Facebook</text:p>
        </text:list-item>
        <text:list-item>
          <text:p text:style-name="P1">A new message in discord</text:p>
        </text:list-item>
      </text:list>
      <text:p text:style-name="Standard"/>
      <text:p text:style-name="Standard">When a message from facebook is received,</text:p>
      <text:list xml:id="list1842383255045840042" text:style-name="L2">
        <text:list-item>
          <text:p text:style-name="P2">determine if message is a group chat or direct message.</text:p>
        </text:list-item>
        <text:list-item>
          <text:p text:style-name="P2">If group find channel with group name</text:p>
        </text:list-item>
        <text:list-item>
          <text:p text:style-name="P2">else find channel with message author</text:p>
        </text:list-item>
        <text:list-item>
          <text:p text:style-name="P2">send message into channel</text:p>
        </text:list-item>
        <text:list-item>
          <text:p text:style-name="P2">if the message is a change such as a new name to the group chat, change the name of the channel and send message about the change</text:p>
        </text:list-item>
        <text:list-item>
          <text:p text:style-name="P2">any group messages should start with the prefix of who is sending the message, e.g. Jack: this is my message.</text:p>
        </text:list-item>
      </text:list>
      <text:p text:style-name="Standard"/>
      <text:p text:style-name="Standard">When a message from discord is received</text:p>
      <text:list xml:id="list5505812445673617955" text:style-name="L3">
        <text:list-item>
          <text:p text:style-name="P3">Determine if the message is from the bot or not</text:p>
        </text:list-item>
        <text:list-item>
          <text:p text:style-name="P3">if not then find what channel it is sent in and get the name of the channel</text:p>
        </text:list-item>
        <text:list-item>
          <text:p text:style-name="P3">get the contents of the message</text:p>
        </text:list-item>
        <text:list-item>
          <text:p text:style-name="P3">send the message into the facebook chat with the cosponsoring name.</text:p>
        </text:list-item>
      </text:list>
      <text:p text:style-name="Standard"/>
      <text:p text:style-name="Standard">Other events can be if the bot has not been running for a while pull in any messages that have been sent since last active.</text:p>
      <text:p text:style-name="Standard"/>
      <text:p text:style-name="Standard">Another thing can be to pull in all messages when first run, to populate a sever with channels with all existing chats and all messages.</text:p>
      <text:list xml:id="list4325646633392468107" text:style-name="L4">
        <text:list-item>
          <text:p text:style-name="P4">note as the bot will be sending all messages from both parties when preforming this function all messages should have a prefix of who sent them, and possibly a time stamp as well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k Garland </meta:initial-creator>
    <meta:creation-date>2018-11-29T17:09:26.55</meta:creation-date>
    <meta:document-statistic meta:table-count="0" meta:image-count="0" meta:object-count="0" meta:page-count="1" meta:paragraph-count="20" meta:word-count="258" meta:character-count="1302"/>
    <dc:date>2018-11-29T17:20:19.56</dc:date>
    <dc:creator>Jack Garland </dc:creator>
    <meta:editing-duration>PT10M53S</meta:editing-duration>
    <meta:editing-cycles>1</meta:editing-cycles>
    <meta:generator>OpenOffice/4.1.5$Win32 OpenOffice.org_project/415m1$Build-9789</meta:generator>
  </office:meta>
</office:document-meta>
</file>